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break-before="auto" fo:break-after="auto" style:writing-mode="lr-tb"/>
      <style:text-properties fo:color="#ff0000"/>
    </style:style>
    <style:style style:name="P3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1.27cm" fo:margin-right="0cm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text-indent="1.27cm" style:auto-text-indent="false" fo:break-before="auto" fo:break-after="auto" style:writing-mode="lr-tb"/>
    </style:style>
    <style:style style:name="P8" style:family="paragraph" style:parent-style-name="Standard" style:master-page-name="Standard">
      <style:paragraph-properties fo:text-align="center" style:justify-single-word="false" style:page-number="auto" fo:break-before="auto" fo:break-after="auto" style:writing-mode="lr-tb"/>
    </style:style>
    <style:style style:name="P9" style:family="paragraph" style:parent-style-name="Standard">
      <style:paragraph-properties fo:break-before="auto" fo:break-after="auto" style:writing-mode="lr-tb"/>
      <style:text-properties fo:color="#980000" fo:font-style="italic" style:font-style-asian="italic" style:font-style-complex="italic"/>
    </style:style>
    <style:style style:name="P10" style:family="paragraph" style:parent-style-name="Standard">
      <style:paragraph-properties fo:break-before="auto" fo:break-after="auto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break-after="auto" style:writing-mode="lr-tb"/>
      <style:text-properties fo:font-style="italic" style:font-style-asian="italic" style:font-style-complex="italic"/>
    </style:style>
    <style:style style:name="P1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980000"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0000ff"/>
    </style:style>
    <style:style style:name="T4" style:family="text">
      <style:text-properties fo:color="#ff0000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222222" fo:background-color="#ffffff"/>
    </style:style>
    <style:style style:name="T7" style:family="text">
      <style:text-properties fo:color="#980000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imulador Linguagem L</text:p>
      <text:p text:style-name="P1"/>
      <text:p text:style-name="P3">O aplicativo permite a criação de programa utilizando a linguagem L definida em sala. O usuário poderá criar seus próprios programas e além disso utilizar programas já feitos.</text:p>
      <text:p text:style-name="P3"/>
      <text:p text:style-name="P3"><text:span text:style-name="T1">Instruções</text:span><text:span text:style-name="T1">: </text:span></text:p>
      <text:p text:style-name="P4"/>
      <text:p text:style-name="P3"><text:span text:style-name="T1">Instalação</text:span><text:span text:style-name="T1"> </text:span><text:span text:style-name="T1">Java</text:span></text:p>
      <text:p text:style-name="P1">Instalação Java no Windows</text:p>
      <text:p text:style-name="P1"><text:a xlink:type="simple" xlink:href="http://www.tanguay.info/web2008/tutorial.php?idCode=java6WithNetbeans&amp;sectionIdCode=downloadJava"><text:span text:style-name="T2">http</text:span></text:a><text:a xlink:type="simple" xlink:href="http://www.tanguay.info/web2008/tutorial.php?idCode=java6WithNetbeans&amp;sectionIdCode=downloadJava"><text:span text:style-name="T2">://</text:span></text:a><text:a xlink:type="simple" xlink:href="http://www.tanguay.info/web2008/tutorial.php?idCode=java6WithNetbeans&amp;sectionIdCode=downloadJava"><text:span text:style-name="T2">www</text:span></text:a><text:a xlink:type="simple" xlink:href="http://www.tanguay.info/web2008/tutorial.php?idCode=java6WithNetbeans&amp;sectionIdCode=downloadJava"><text:span text:style-name="T2">.</text:span></text:a><text:a xlink:type="simple" xlink:href="http://www.tanguay.info/web2008/tutorial.php?idCode=java6WithNetbeans&amp;sectionIdCode=downloadJava"><text:span text:style-name="T2">tanguay</text:span></text:a><text:a xlink:type="simple" xlink:href="http://www.tanguay.info/web2008/tutorial.php?idCode=java6WithNetbeans&amp;sectionIdCode=downloadJava"><text:span text:style-name="T2">.</text:span></text:a><text:a xlink:type="simple" xlink:href="http://www.tanguay.info/web2008/tutorial.php?idCode=java6WithNetbeans&amp;sectionIdCode=downloadJava"><text:span text:style-name="T2">info</text:span></text:a><text:a xlink:type="simple" xlink:href="http://www.tanguay.info/web2008/tutorial.php?idCode=java6WithNetbeans&amp;sectionIdCode=downloadJava"><text:span text:style-name="T2">/</text:span></text:a><text:a xlink:type="simple" xlink:href="http://www.tanguay.info/web2008/tutorial.php?idCode=java6WithNetbeans&amp;sectionIdCode=downloadJava"><text:span text:style-name="T2">web</text:span></text:a><text:a xlink:type="simple" xlink:href="http://www.tanguay.info/web2008/tutorial.php?idCode=java6WithNetbeans&amp;sectionIdCode=downloadJava"><text:span text:style-name="T2">2008/</text:span></text:a><text:a xlink:type="simple" xlink:href="http://www.tanguay.info/web2008/tutorial.php?idCode=java6WithNetbeans&amp;sectionIdCode=downloadJava"><text:span text:style-name="T2">tutorial</text:span></text:a><text:a xlink:type="simple" xlink:href="http://www.tanguay.info/web2008/tutorial.php?idCode=java6WithNetbeans&amp;sectionIdCode=downloadJava"><text:span text:style-name="T2">.</text:span></text:a><text:a xlink:type="simple" xlink:href="http://www.tanguay.info/web2008/tutorial.php?idCode=java6WithNetbeans&amp;sectionIdCode=downloadJava"><text:span text:style-name="T2">php</text:span></text:a><text:a xlink:type="simple" xlink:href="http://www.tanguay.info/web2008/tutorial.php?idCode=java6WithNetbeans&amp;sectionIdCode=downloadJava"><text:span text:style-name="T2">?</text:span></text:a><text:a xlink:type="simple" xlink:href="http://www.tanguay.info/web2008/tutorial.php?idCode=java6WithNetbeans&amp;sectionIdCode=downloadJava"><text:span text:style-name="T2">idCode</text:span></text:a><text:a xlink:type="simple" xlink:href="http://www.tanguay.info/web2008/tutorial.php?idCode=java6WithNetbeans&amp;sectionIdCode=downloadJava"><text:span text:style-name="T2">=</text:span></text:a><text:a xlink:type="simple" xlink:href="http://www.tanguay.info/web2008/tutorial.php?idCode=java6WithNetbeans&amp;sectionIdCode=downloadJava"><text:span text:style-name="T2">java</text:span></text:a><text:a xlink:type="simple" xlink:href="http://www.tanguay.info/web2008/tutorial.php?idCode=java6WithNetbeans&amp;sectionIdCode=downloadJava"><text:span text:style-name="T2">6</text:span></text:a><text:a xlink:type="simple" xlink:href="http://www.tanguay.info/web2008/tutorial.php?idCode=java6WithNetbeans&amp;sectionIdCode=downloadJava"><text:span text:style-name="T2">WithNetbeans</text:span></text:a><text:a xlink:type="simple" xlink:href="http://www.tanguay.info/web2008/tutorial.php?idCode=java6WithNetbeans&amp;sectionIdCode=downloadJava"><text:span text:style-name="T2">&amp;</text:span></text:a><text:a xlink:type="simple" xlink:href="http://www.tanguay.info/web2008/tutorial.php?idCode=java6WithNetbeans&amp;sectionIdCode=downloadJava"><text:span text:style-name="T2">sectionIdCode</text:span></text:a><text:a xlink:type="simple" xlink:href="http://www.tanguay.info/web2008/tutorial.php?idCode=java6WithNetbeans&amp;sectionIdCode=downloadJava"><text:span text:style-name="T2">=</text:span></text:a><text:a xlink:type="simple" xlink:href="http://www.tanguay.info/web2008/tutorial.php?idCode=java6WithNetbeans&amp;sectionIdCode=downloadJava"><text:span text:style-name="T2">downloadJava</text:span></text:a></text:p>
      <text:p text:style-name="P1"/>
      <text:p text:style-name="P1">Instalação do Java no Linux</text:p>
      <text:p text:style-name="P1"><text:a xlink:type="simple" xlink:href="http://javafree.uol.com.br/artigo/872027/Instalando-e-configurando-o-Java-no-Linux-Ubuntu.html"><text:span text:style-name="T2">http</text:span></text:a><text:a xlink:type="simple" xlink:href="http://javafree.uol.com.br/artigo/872027/Instalando-e-configurando-o-Java-no-Linux-Ubuntu.html"><text:span text:style-name="T2">://</text:span></text:a><text:a xlink:type="simple" xlink:href="http://javafree.uol.com.br/artigo/872027/Instalando-e-configurando-o-Java-no-Linux-Ubuntu.html"><text:span text:style-name="T2">javafree</text:span></text:a><text:a xlink:type="simple" xlink:href="http://javafree.uol.com.br/artigo/872027/Instalando-e-configurando-o-Java-no-Linux-Ubuntu.html"><text:span text:style-name="T2">.</text:span></text:a><text:a xlink:type="simple" xlink:href="http://javafree.uol.com.br/artigo/872027/Instalando-e-configurando-o-Java-no-Linux-Ubuntu.html"><text:span text:style-name="T2">uol</text:span></text:a><text:a xlink:type="simple" xlink:href="http://javafree.uol.com.br/artigo/872027/Instalando-e-configurando-o-Java-no-Linux-Ubuntu.html"><text:span text:style-name="T2">.</text:span></text:a><text:a xlink:type="simple" xlink:href="http://javafree.uol.com.br/artigo/872027/Instalando-e-configurando-o-Java-no-Linux-Ubuntu.html"><text:span text:style-name="T2">com</text:span></text:a><text:a xlink:type="simple" xlink:href="http://javafree.uol.com.br/artigo/872027/Instalando-e-configurando-o-Java-no-Linux-Ubuntu.html"><text:span text:style-name="T2">.</text:span></text:a><text:a xlink:type="simple" xlink:href="http://javafree.uol.com.br/artigo/872027/Instalando-e-configurando-o-Java-no-Linux-Ubuntu.html"><text:span text:style-name="T2">br</text:span></text:a><text:a xlink:type="simple" xlink:href="http://javafree.uol.com.br/artigo/872027/Instalando-e-configurando-o-Java-no-Linux-Ubuntu.html"><text:span text:style-name="T2">/</text:span></text:a><text:a xlink:type="simple" xlink:href="http://javafree.uol.com.br/artigo/872027/Instalando-e-configurando-o-Java-no-Linux-Ubuntu.html"><text:span text:style-name="T2">artigo</text:span></text:a><text:a xlink:type="simple" xlink:href="http://javafree.uol.com.br/artigo/872027/Instalando-e-configurando-o-Java-no-Linux-Ubuntu.html"><text:span text:style-name="T2">/872027/</text:span></text:a><text:a xlink:type="simple" xlink:href="http://javafree.uol.com.br/artigo/872027/Instalando-e-configurando-o-Java-no-Linux-Ubuntu.html"><text:span text:style-name="T2">Instalando</text:span></text:a><text:a xlink:type="simple" xlink:href="http://javafree.uol.com.br/artigo/872027/Instalando-e-configurando-o-Java-no-Linux-Ubuntu.html"><text:span text:style-name="T2">-</text:span></text:a><text:a xlink:type="simple" xlink:href="http://javafree.uol.com.br/artigo/872027/Instalando-e-configurando-o-Java-no-Linux-Ubuntu.html"><text:span text:style-name="T2">e</text:span></text:a><text:a xlink:type="simple" xlink:href="http://javafree.uol.com.br/artigo/872027/Instalando-e-configurando-o-Java-no-Linux-Ubuntu.html"><text:span text:style-name="T2">-</text:span></text:a><text:a xlink:type="simple" xlink:href="http://javafree.uol.com.br/artigo/872027/Instalando-e-configurando-o-Java-no-Linux-Ubuntu.html"><text:span text:style-name="T2">configurando</text:span></text:a><text:a xlink:type="simple" xlink:href="http://javafree.uol.com.br/artigo/872027/Instalando-e-configurando-o-Java-no-Linux-Ubuntu.html"><text:span text:style-name="T2">-</text:span></text:a><text:a xlink:type="simple" xlink:href="http://javafree.uol.com.br/artigo/872027/Instalando-e-configurando-o-Java-no-Linux-Ubuntu.html"><text:span text:style-name="T2">o</text:span></text:a><text:a xlink:type="simple" xlink:href="http://javafree.uol.com.br/artigo/872027/Instalando-e-configurando-o-Java-no-Linux-Ubuntu.html"><text:span text:style-name="T2">-</text:span></text:a><text:a xlink:type="simple" xlink:href="http://javafree.uol.com.br/artigo/872027/Instalando-e-configurando-o-Java-no-Linux-Ubuntu.html"><text:span text:style-name="T2">Java</text:span></text:a><text:a xlink:type="simple" xlink:href="http://javafree.uol.com.br/artigo/872027/Instalando-e-configurando-o-Java-no-Linux-Ubuntu.html"><text:span text:style-name="T2">-</text:span></text:a><text:a xlink:type="simple" xlink:href="http://javafree.uol.com.br/artigo/872027/Instalando-e-configurando-o-Java-no-Linux-Ubuntu.html"><text:span text:style-name="T2">no</text:span></text:a><text:a xlink:type="simple" xlink:href="http://javafree.uol.com.br/artigo/872027/Instalando-e-configurando-o-Java-no-Linux-Ubuntu.html"><text:span text:style-name="T2">-</text:span></text:a><text:a xlink:type="simple" xlink:href="http://javafree.uol.com.br/artigo/872027/Instalando-e-configurando-o-Java-no-Linux-Ubuntu.html"><text:span text:style-name="T2">Linux</text:span></text:a><text:a xlink:type="simple" xlink:href="http://javafree.uol.com.br/artigo/872027/Instalando-e-configurando-o-Java-no-Linux-Ubuntu.html"><text:span text:style-name="T2">-</text:span></text:a><text:a xlink:type="simple" xlink:href="http://javafree.uol.com.br/artigo/872027/Instalando-e-configurando-o-Java-no-Linux-Ubuntu.html"><text:span text:style-name="T2">Ubuntu</text:span></text:a><text:a xlink:type="simple" xlink:href="http://javafree.uol.com.br/artigo/872027/Instalando-e-configurando-o-Java-no-Linux-Ubuntu.html"><text:span text:style-name="T2">.</text:span></text:a><text:a xlink:type="simple" xlink:href="http://javafree.uol.com.br/artigo/872027/Instalando-e-configurando-o-Java-no-Linux-Ubuntu.html"><text:span text:style-name="T2">html</text:span></text:a></text:p>
      <text:p text:style-name="P1"/>
      <text:p text:style-name="P1">Para verificar se o java está realmente instalado, basta executar o comando “javac” no terminal. Com isso, caso o java esteja instalado, aparecerão possíveis comandos que poderão ser executados. </text:p>
      <text:p text:style-name="P1"/>
      <text:p text:style-name="P1"><text:span text:style-name="T1">Testar</text:span><text:span text:style-name="T1"> </text:span><text:span text:style-name="T1">programa</text:span></text:p>
      <text:p text:style-name="P3">1.<text:span text:style-name="T1"> </text:span>Baixar arquivo jar. <text:a xlink:type="simple" xlink:href="https://www.box.com/s/e61b8502967029886610"><text:span text:style-name="T2">https</text:span></text:a><text:a xlink:type="simple" xlink:href="https://www.box.com/s/e61b8502967029886610"><text:span text:style-name="T2">://</text:span></text:a><text:a xlink:type="simple" xlink:href="https://www.box.com/s/e61b8502967029886610"><text:span text:style-name="T2">www</text:span></text:a><text:a xlink:type="simple" xlink:href="https://www.box.com/s/e61b8502967029886610"><text:span text:style-name="T2">.</text:span></text:a><text:a xlink:type="simple" xlink:href="https://www.box.com/s/e61b8502967029886610"><text:span text:style-name="T2">box</text:span></text:a><text:a xlink:type="simple" xlink:href="https://www.box.com/s/e61b8502967029886610"><text:span text:style-name="T2">.</text:span></text:a><text:a xlink:type="simple" xlink:href="https://www.box.com/s/e61b8502967029886610"><text:span text:style-name="T2">com</text:span></text:a><text:a xlink:type="simple" xlink:href="https://www.box.com/s/e61b8502967029886610"><text:span text:style-name="T2">/</text:span></text:a><text:a xlink:type="simple" xlink:href="https://www.box.com/s/e61b8502967029886610"><text:span text:style-name="T2">s</text:span></text:a><text:a xlink:type="simple" xlink:href="https://www.box.com/s/e61b8502967029886610"><text:span text:style-name="T2">/</text:span></text:a><text:a xlink:type="simple" xlink:href="https://www.box.com/s/e61b8502967029886610"><text:span text:style-name="T2">e</text:span></text:a><text:a xlink:type="simple" xlink:href="https://www.box.com/s/e61b8502967029886610"><text:span text:style-name="T2">61</text:span></text:a><text:a xlink:type="simple" xlink:href="https://www.box.com/s/e61b8502967029886610"><text:span text:style-name="T2">b</text:span></text:a><text:a xlink:type="simple" xlink:href="https://www.box.com/s/e61b8502967029886610"><text:span text:style-name="T2">8502967029886610</text:span></text:a></text:p>
      <text:p text:style-name="P3">2. Criar programa .l ou baixar exemplos. <text:a xlink:type="simple" xlink:href="https://www.box.com/s/f597e3c77fa327762bbd"><text:span text:style-name="T2">https</text:span></text:a><text:a xlink:type="simple" xlink:href="https://www.box.com/s/f597e3c77fa327762bbd"><text:span text:style-name="T2">://</text:span></text:a><text:a xlink:type="simple" xlink:href="https://www.box.com/s/f597e3c77fa327762bbd"><text:span text:style-name="T2">www</text:span></text:a><text:a xlink:type="simple" xlink:href="https://www.box.com/s/f597e3c77fa327762bbd"><text:span text:style-name="T2">.</text:span></text:a><text:a xlink:type="simple" xlink:href="https://www.box.com/s/f597e3c77fa327762bbd"><text:span text:style-name="T2">box</text:span></text:a><text:a xlink:type="simple" xlink:href="https://www.box.com/s/f597e3c77fa327762bbd"><text:span text:style-name="T2">.</text:span></text:a><text:a xlink:type="simple" xlink:href="https://www.box.com/s/f597e3c77fa327762bbd"><text:span text:style-name="T2">com</text:span></text:a><text:a xlink:type="simple" xlink:href="https://www.box.com/s/f597e3c77fa327762bbd"><text:span text:style-name="T2">/</text:span></text:a><text:a xlink:type="simple" xlink:href="https://www.box.com/s/f597e3c77fa327762bbd"><text:span text:style-name="T2">s</text:span></text:a><text:a xlink:type="simple" xlink:href="https://www.box.com/s/f597e3c77fa327762bbd"><text:span text:style-name="T2">/</text:span></text:a><text:a xlink:type="simple" xlink:href="https://www.box.com/s/f597e3c77fa327762bbd"><text:span text:style-name="T2">f</text:span></text:a><text:a xlink:type="simple" xlink:href="https://www.box.com/s/f597e3c77fa327762bbd"><text:span text:style-name="T2">597</text:span></text:a><text:a xlink:type="simple" xlink:href="https://www.box.com/s/f597e3c77fa327762bbd"><text:span text:style-name="T2">e</text:span></text:a><text:a xlink:type="simple" xlink:href="https://www.box.com/s/f597e3c77fa327762bbd"><text:span text:style-name="T2">3</text:span></text:a><text:a xlink:type="simple" xlink:href="https://www.box.com/s/f597e3c77fa327762bbd"><text:span text:style-name="T2">c</text:span></text:a><text:a xlink:type="simple" xlink:href="https://www.box.com/s/f597e3c77fa327762bbd"><text:span text:style-name="T2">77</text:span></text:a><text:a xlink:type="simple" xlink:href="https://www.box.com/s/f597e3c77fa327762bbd"><text:span text:style-name="T2">fa</text:span></text:a><text:a xlink:type="simple" xlink:href="https://www.box.com/s/f597e3c77fa327762bbd"><text:span text:style-name="T2">327762</text:span></text:a><text:a xlink:type="simple" xlink:href="https://www.box.com/s/f597e3c77fa327762bbd"><text:span text:style-name="T2">bbd</text:span></text:a></text:p>
      <text:p text:style-name="P1">3. Abrir o terminal e executar o seguinte comando:</text:p>
      <text:p text:style-name="P1"><text:span text:style-name="T3">java</text:span><text:span text:style-name="T3"> -</text:span><text:span text:style-name="T3">jar</text:span><text:span text:style-name="T3"> </text:span><text:span text:style-name="T3">l</text:span><text:span text:style-name="T3">.</text:span><text:span text:style-name="T3">jar</text:span><text:span text:style-name="T3"> &lt;</text:span><text:span text:style-name="T3">programa</text:span><text:span text:style-name="T3">1.</text:span><text:span text:style-name="T3">l</text:span><text:span text:style-name="T3">&gt; [</text:span><text:span text:style-name="T3">programa</text:span><text:span text:style-name="T3">2.</text:span><text:span text:style-name="T3">l</text:span><text:span text:style-name="T3"> ... [</text:span><text:span text:style-name="T3">programaN</text:span><text:span text:style-name="T3">.</text:span><text:span text:style-name="T3">l</text:span><text:span text:style-name="T3">]</text:span></text:p>
      <text:p text:style-name="P1"/>
      <text:p text:style-name="P1">Com isso, pode-se passar quantos programas desejar executar. <text:span text:style-name="T4">Obs</text:span><text:span text:style-name="T4">: “&lt;,&gt;,[,]” </text:span><text:span text:style-name="T4">não</text:span><text:span text:style-name="T4"> </text:span><text:span text:style-name="T4">necessários</text:span><text:span text:style-name="T4">!</text:span></text:p>
      <text:p text:style-name="P2"/>
      <text:p text:style-name="P1"><text:span text:style-name="T1">Baixar</text:span><text:span text:style-name="T1"> </text:span><text:span text:style-name="T1">projeto</text:span><text:span text:style-name="T1"> </text:span><text:span text:style-name="T1">SVN</text:span></text:p>
      <text:p text:style-name="P1"><text:span text:style-name="T6">Repositório</text:span><text:span text:style-name="T6"> </text:span><text:span text:style-name="T6">Google</text:span><text:span text:style-name="T6"> </text:span><text:span text:style-name="T6">Code</text:span><text:span text:style-name="T6">: </text:span><text:a xlink:type="simple" xlink:href="http://code.google.com/p/l-interpreter/"><text:span text:style-name="T2">http</text:span></text:a><text:a xlink:type="simple" xlink:href="http://code.google.com/p/l-interpreter/"><text:span text:style-name="T2">://</text:span></text:a><text:a xlink:type="simple" xlink:href="http://code.google.com/p/l-interpreter/"><text:span text:style-name="T2">code</text:span></text:a><text:a xlink:type="simple" xlink:href="http://code.google.com/p/l-interpreter/"><text:span text:style-name="T2">.</text:span></text:a><text:a xlink:type="simple" xlink:href="http://code.google.com/p/l-interpreter/"><text:span text:style-name="T2">google</text:span></text:a><text:a xlink:type="simple" xlink:href="http://code.google.com/p/l-interpreter/"><text:span text:style-name="T2">.</text:span></text:a><text:a xlink:type="simple" xlink:href="http://code.google.com/p/l-interpreter/"><text:span text:style-name="T2">com</text:span></text:a><text:a xlink:type="simple" xlink:href="http://code.google.com/p/l-interpreter/"><text:span text:style-name="T2">/</text:span></text:a><text:a xlink:type="simple" xlink:href="http://code.google.com/p/l-interpreter/"><text:span text:style-name="T2">p</text:span></text:a><text:a xlink:type="simple" xlink:href="http://code.google.com/p/l-interpreter/"><text:span text:style-name="T2">/</text:span></text:a><text:a xlink:type="simple" xlink:href="http://code.google.com/p/l-interpreter/"><text:span text:style-name="T2">l</text:span></text:a><text:a xlink:type="simple" xlink:href="http://code.google.com/p/l-interpreter/"><text:span text:style-name="T2">-</text:span></text:a><text:a xlink:type="simple" xlink:href="http://code.google.com/p/l-interpreter/"><text:span text:style-name="T2">interpreter</text:span></text:a><text:a xlink:type="simple" xlink:href="http://code.google.com/p/l-interpreter/"><text:span text:style-name="T2">/</text:span></text:a></text:p>
      <text:p text:style-name="P1"/>
      <text:p text:style-name="P1"><text:span text:style-name="T1">Padrão</text:span><text:span text:style-name="T1"> </text:span><text:span text:style-name="T1">arquivos</text:span><text:span text:style-name="T1"> .</text:span><text:span text:style-name="T1">l</text:span></text:p>
      <text:p text:style-name="P1">Para criar um programa na linguagem L será preciso seguir certos padrões predefinidos. Os padrões são os seguintes:</text:p>
      <text:p text:style-name="P3"/>
      <text:p text:style-name="P3"><text:span text:style-name="T7">Variáveis</text:span> </text:p>
      <text:p text:style-name="P3"><text:span text:style-name="T8">Definição</text:span><text:span text:style-name="T8">: </text:span>&lt;variavel&gt;&lt;numero&gt;</text:p>
      <text:p text:style-name="P3">Ex: X1,X2,X3,x4</text:p>
      <text:p text:style-name="P3">Obs: As variáveis podem ser inicializadas no inicio do programa. Ou seja, podemos dar valores para elas. Para isso basta inicializar essas variáveis no início do programa. Exemplo:</text:p>
      <text:p text:style-name="P3"><text:tab/><text:span text:style-name="T5">X</text:span><text:span text:style-name="T5">1 = 2,<text:tab/></text:span><text:span text:style-name="T5">X</text:span><text:span text:style-name="T5">2 = 5, </text:span><text:span text:style-name="T5">X</text:span><text:span text:style-name="T5">3 = 5, </text:span><text:span text:style-name="T5">X</text:span><text:span text:style-name="T5">4 = 10</text:span></text:p>
      <text:p text:style-name="P3"><text:tab/>[A] if X1 !=0 goto B</text:p>
      <text:p text:style-name="P3"><text:tab/><text:tab/>Z1 = Z1 +1 ...</text:p>
      <text:p text:style-name="P1"/>
      <text:p text:style-name="P9">Labels</text:p>
      <text:p text:style-name="P1"><text:span text:style-name="T8">Definição</text:span><text:span text:style-name="T8">: </text:span><text:s/>[&lt;LABEL&gt;]</text:p>
      <text:p text:style-name="P1">Ex: [A], [C], [F]</text:p>
      <text:p text:style-name="P1"><text:soft-page-break/></text:p>
      <text:p text:style-name="P9">Macro</text:p>
      <text:p text:style-name="P1">A macro precisa ser primeiro definida no inicio do programa para que possa ser usada no decorrer do código.</text:p>
      <text:p text:style-name="P1"><text:span text:style-name="T8">Definição</text:span>: macro &lt;macro&gt;: '&lt;programa.l&gt;'</text:p>
      <text:p text:style-name="P1">Ex: macro f: 'programa04.l'</text:p>
      <text:p text:style-name="P1"/>
      <text:p text:style-name="P1"><text:span text:style-name="T8">Uso</text:span><text:span text:style-name="T8"> </text:span><text:span text:style-name="T8">da</text:span><text:span text:style-name="T8"> </text:span><text:span text:style-name="T8">macro</text:span>: &lt;variavel&gt; = &lt;macro&gt;(p1,p2,...) onde pi são os parametros.</text:p>
      <text:p text:style-name="P1">Ex: y = f(x) </text:p>
      <text:p text:style-name="P10"><text:s/></text:p>
      <text:p text:style-name="P1"><text:span text:style-name="T8">Exemplo</text:span><text:span text:style-name="T8"> </text:span><text:span text:style-name="T8">de</text:span><text:span text:style-name="T8"> </text:span><text:span text:style-name="T8">programa</text:span><text:span text:style-name="T8"> </text:span><text:span text:style-name="T8">usando</text:span><text:span text:style-name="T8"> </text:span><text:span text:style-name="T8">macro</text:span></text:p>
      <text:p text:style-name="P1">--</text:p>
      <text:p text:style-name="P1"># Uso de macros</text:p>
      <text:p text:style-name="P1">x = 7</text:p>
      <text:p text:style-name="P1">macro f: 'programa04.l' <text:s text:c="18"/>----&gt; declaração da macro</text:p>
      <text:p text:style-name="P1">y = f(x) <text:tab/><text:tab/><text:tab/> <text:s text:c="7"/>----&gt; uso da macro</text:p>
      <text:p text:style-name="P1">--</text:p>
      <text:p text:style-name="P1">Note que a string definida em &lt;macro&gt; deve ser usada da mesma forma que foi definida.</text:p>
      <text:p text:style-name="P1"/>
      <text:p text:style-name="P1"><text:span text:style-name="T1">Operações</text:span><text:span text:style-name="T1"> </text:span><text:span text:style-name="T1">básicas</text:span><text:span text:style-name="T1"> </text:span><text:span text:style-name="T1">linguagem</text:span><text:span text:style-name="T1"> </text:span><text:span text:style-name="T1">L</text:span></text:p>
      <text:p text:style-name="P9">Soma</text:p>
      <text:p text:style-name="P5">Sintaxe : [LABEL] &lt;variavel&gt; = &lt;variavel&gt; + &lt;valor&gt;</text:p>
      <text:p text:style-name="P5">Ex: <text:s/>[B] X1 = X1+1</text:p>
      <text:p text:style-name="P5">Obs: Label nao obrigatória</text:p>
      <text:p text:style-name="P9">If</text:p>
      <text:p text:style-name="P6">Sintaxe: if &lt;variavel&gt; != 0 goto [LABEL]</text:p>
      <text:p text:style-name="P6">Ex: <text:s/>if X1 != 0 goto E</text:p>
      <text:p text:style-name="P9">Subtração</text:p>
      <text:p text:style-name="P7">Sintaxe: [LABEL] &lt;variavel&gt; = &lt;variavel&gt; - &lt;valor&gt;</text:p>
      <text:p text:style-name="P7">Ex: <text:s/>[B] X = X - 1</text:p>
      <text:p text:style-name="P7">Obs: Label nao obrigatória</text:p>
      <text:p text:style-name="P1"/>
      <text:p text:style-name="P1">Implementamos também multiplicação e divisão para facilitar e acelerar os cálculos.</text:p>
      <text:p text:style-name="P9">Multiplicação</text:p>
      <text:p text:style-name="P5">Sintaxe : <text:s/>&lt;variavel&gt; = &lt;variavel&gt; *&lt;valor&gt;</text:p>
      <text:p text:style-name="P6">Ex: <text:s/>X3 = X3 * 2</text:p>
      <text:p text:style-name="P12">Divisão</text:p>
      <text:p text:style-name="P5">Sintaxe : &lt;variavel&gt; = &lt;variavel&gt; / &lt;valor&gt;</text:p>
      <text:p text:style-name="P6">Ex: <text:s/>X4 = X4/2</text:p>
      <text:p text:style-name="P11"/>
      <text:p text:style-name="P1"><text:span text:style-name="T8">No</text:span><text:span text:style-name="T8"> </text:span><text:span text:style-name="T8">documento</text:span><text:span text:style-name="T8"> </text:span><text:span text:style-name="T8">acima</text:span><text:span text:style-name="T8"> </text:span><text:span text:style-name="T8">fornecemos</text:span><text:span text:style-name="T8"> </text:span><text:span text:style-name="T8">um</text:span><text:span text:style-name="T8"> </text:span><text:span text:style-name="T8">link</text:span><text:span text:style-name="T8"> </text:span><text:span text:style-name="T8">para</text:span><text:span text:style-name="T8"> </text:span><text:span text:style-name="T8">baixar</text:span><text:span text:style-name="T8"> </text:span><text:span text:style-name="T8">alguns</text:span><text:span text:style-name="T8"> </text:span><text:span text:style-name="T8">exemplos</text:span><text:span text:style-name="T8"> </text:span><text:span text:style-name="T8">de</text:span><text:span text:style-name="T8"> </text:span><text:span text:style-name="T8">programas</text:span><text:span text:style-name="T8"> </text:span><text:span text:style-name="T8">feitos</text:span><text:span text:style-name="T8"> </text:span><text:span text:style-name="T8">usando</text:span><text:span text:style-name="T8"> </text:span><text:span text:style-name="T8">a</text:span><text:span text:style-name="T8"> </text:span><text:span text:style-name="T8">linguagem</text:span><text:span text:style-name="T8"> </text:span><text:span text:style-name="T8">L</text:span><text:span text:style-name="T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dc:creator>edilson </dc:creator>
    <meta:editing-cycles>2</meta:editing-cycles>
    <dc:date>2012-06-10T10:40:41</dc:date>
    <meta:editing-duration>P0D</meta:editing-duration>
    <meta:document-statistic meta:table-count="0" meta:image-count="0" meta:object-count="0" meta:page-count="2" meta:paragraph-count="64" meta:word-count="406" meta:character-count="2720" meta:non-whitespace-character-count="2334"/>
  </office:meta>
</office:document-meta>
</file>